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style:font-name="IPAゴシック"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cm" svg:height="1.736cm" svg:x="0.9cm" svg:y="4.586cm">
          <draw:text-box>
            <text:p><text:span text:style-name="T1">predict</text:span></text:p>
          </draw:text-box>
        </draw:frame>
        <draw:line draw:style-name="gr2" draw:text-style-name="P2" draw:layer="layout" svg:x1="3cm" svg:y1="5cm" svg:x2="4.2cm" svg:y2="5cm">
          <text:p/>
        </draw:line>
        <draw:frame draw:style-name="gr3" draw:text-style-name="P3" draw:layer="layout" svg:width="0.775cm" svg:height="0.7cm" svg:x="4.125cm" svg:y="4.6cm">
          <draw:text-box>
            <text:p><text:span text:style-name="T2">x</text:span></text:p>
          </draw:text-box>
        </draw:frame>
        <draw:line draw:style-name="gr2" draw:text-style-name="P2" draw:layer="layout" svg:x1="17cm" svg:y1="6.9cm" svg:x2="17cm" svg:y2="8.6cm">
          <text:p/>
        </draw:line>
        <draw:frame draw:style-name="gr1" draw:text-style-name="P1" draw:layer="layout" svg:width="10.6cm" svg:height="1.736cm" svg:x="10.4cm" svg:y="8.5cm">
          <draw:text-box>
            <text:p><text:span text:style-name="T1">entropy =- reduce_sum( log(predict)*label )</text:span></text:p>
          </draw:text-box>
        </draw:frame>
        <draw:custom-shape draw:style-name="gr4" draw:text-style-name="P5" draw:layer="layout" svg:width="3.8cm" svg:height="3.809cm" svg:x="4.1cm" svg:y="3cm">
          <text:p text:style-name="P4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875cm" svg:height="0.874cm" svg:x="10.626cm" svg:y="0.926cm">
          <draw:text-box>
            <text:p><text:span text:style-name="T1">label</text:span></text:p>
          </draw:text-box>
        </draw:frame>
        <draw:line draw:style-name="gr2" draw:text-style-name="P2" draw:layer="layout" svg:x1="11.401cm" svg:y1="1.726cm" svg:x2="11.401cm" svg:y2="3.026cm">
          <text:p/>
        </draw:line>
        <draw:line draw:style-name="gr2" draw:text-style-name="P2" draw:layer="layout" svg:x1="7.901cm" svg:y1="5.026cm" svg:x2="9.701cm" svg:y2="5.026cm">
          <text:p/>
        </draw:line>
        <draw:frame draw:style-name="gr3" draw:text-style-name="P3" draw:layer="layout" svg:width="0.775cm" svg:height="0.7cm" svg:x="9.626cm" svg:y="4.626cm">
          <draw:text-box>
            <text:p><text:span text:style-name="T2">x</text:span></text:p>
          </draw:text-box>
        </draw:frame>
        <draw:frame draw:style-name="gr3" draw:text-style-name="P3" draw:layer="layout" svg:width="0.775cm" svg:height="0.7cm" svg:x="11.001cm" svg:y="3.026cm">
          <draw:text-box>
            <text:p><text:span text:style-name="T2">y</text:span></text:p>
          </draw:text-box>
        </draw:frame>
        <draw:custom-shape draw:style-name="gr4" draw:text-style-name="P5" draw:layer="layout" svg:width="3.8cm" svg:height="3.809cm" svg:x="9.601cm" svg:y="3.026cm">
          <text:p text:style-name="P4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02cm" svg:y1="5.052cm" svg:x2="15.202cm" svg:y2="5.052cm">
          <text:p/>
        </draw:line>
        <draw:frame draw:style-name="gr3" draw:text-style-name="P3" draw:layer="layout" svg:width="0.775cm" svg:height="0.7cm" svg:x="15.127cm" svg:y="4.652cm">
          <draw:text-box>
            <text:p><text:span text:style-name="T2">x</text:span></text:p>
          </draw:text-box>
        </draw:frame>
        <draw:custom-shape draw:style-name="gr4" draw:text-style-name="P7" draw:layer="layout" svg:width="3.8cm" svg:height="3.809cm" svg:x="15.102cm" svg:y="3.052cm">
          <text:p text:style-name="P6"><text:span text:style-name="T4">reduce_</text:span><text:span text:style-name="T4">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.875cm" svg:height="0.874cm" svg:x="17.025cm" svg:y="7cm">
          <draw:text-box>
            <text:p text:style-name="P8"><text:span text:style-name="T5">-1</text:span><text:span text:style-name="T5">かけ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9T13:24:05.580004600</dc:date>
    <meta:editing-duration>PT43M34S</meta:editing-duration>
    <meta:editing-cycles>28</meta:editing-cycles>
    <meta:generator>LibreOffice/6.4.5.2$Linux_X86_64 LibreOffice_project/40$Build-2</meta:generator>
    <meta:document-statistic meta:object-count="16"/>
  </office:meta>
</office:document-meta>
</file>